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font-size="12pt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 -- Basic I/O and Math</text:p>
      <text:p text:style-name="P1"/>
      <text:p text:style-name="P1">Write a program that gets three game scores from the user and displays the average. <text:s/>For this and all subsequent assignments, please provide screen-shots of your program in operation, along with all of your source code files and executable.</text:p>
      <text:p text:style-name="P1"/>
      <text:p text:style-name="P1"><text:s/></text:p>
      <text:p text:style-name="P1">Screen-shots are accomplished on Windows systems by typing &lt;ALT&gt; &lt;Print Scr&gt;. <text:s/>That means holding down the ALT key while typing the Print Screen key. <text:s/>This key sequence will take a snap shot of the screen and place it into your clipboard buffer. <text:s/>A subsequent &lt;Cntrl&gt;&lt;v&gt; (that means holding down the ALT key while typing the "v" key) will paste the snap shot into a file. <text:s/>You may use Word or Paint to open the file before pasting a snap shot image into it.</text:p>
      <text:p text:style-name="P1"/>
      <text:p text:style-name="P1"><text:s/></text:p>
      <text:p text:style-name="P1">Be sure to submit your files as a zipped folder. <text:s/>You must use the zip compression format. <text:s/>Do not use RAR or any other compression format. <text:s/>Zipping a folder is easily accomplished on Windows systems by using the Explore utility, right-clicking on the folder, selecting "Send To", and then "Compressed (zipped) Folder". <text:s/>A zipped folder will be created parallel to the source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Helvetica" fo:font-size="12pt" fo:language="en" fo:country="US" style:font-name-asian="Helvetica" style:font-size-asian="12pt" style:font-name-complex="Helvetic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6" meta:word-count="192" meta:character-count="1116"/>
    <meta:generator>OpenOffice.org/3.0$Linux OpenOffice.org_project/300m15$Build-9379</meta:generator>
  </office:meta>
</office:document-meta>
</file>